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top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ccccff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left" draw:textarea-vertical-align="middle" draw:fit-to-size="false" draw:fit-to-contour="true" fo:padding-top="0cm" fo:padding-bottom="0cm" fo:padding-left="0cm" fo:padding-right="0cm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fill-color="#e6e6ff" draw:textarea-horizontal-align="left" draw:textarea-vertical-align="middle" draw:fit-to-size="false" draw:fit-to-contour="true" fo:padding-top="0cm" fo:padding-bottom="0cm" fo:padding-left="0cm" fo:padding-right="0cm"/>
    </style:style>
    <style:style style:name="gr9" style:family="graphic" style:parent-style-name="standard">
      <style:graphic-properties draw:fill="solid" draw:fill-color="#ccccff" draw:textarea-horizontal-align="left" draw:textarea-vertical-align="middle" draw:fit-to-size="false" draw:fit-to-contour="true" fo:padding-top="0cm" fo:padding-bottom="0cm" fo:padding-left="0cm" fo:padding-right="0cm"/>
    </style:style>
    <style:style style:name="gr10" style:family="graphic" style:parent-style-name="standard">
      <style:graphic-properties draw:fill-color="#ffcc99" draw:textarea-horizontal-align="left" draw:textarea-vertical-align="middle" draw:fit-to-size="false" draw:fit-to-contour="true" fo:padding-top="0cm" fo:padding-bottom="0cm" fo:padding-left="0cm" fo:padding-right="0cm"/>
    </style:style>
    <style:style style:name="gr11" style:family="graphic" style:parent-style-name="standard">
      <style:graphic-properties draw:fill-color="#e6e64c" draw:textarea-horizontal-align="left" draw:textarea-vertical-align="middle" draw:fit-to-size="false" draw:fit-to-contour="true" fo:padding-top="0cm" fo:padding-bottom="0cm" fo:padding-left="0cm" fo:padding-right="0cm"/>
    </style:style>
    <style:style style:name="gr12" style:family="graphic" style:parent-style-name="standard">
      <style:graphic-properties draw:fill-color="#ff8080" draw:textarea-horizontal-align="left" draw:textarea-vertical-align="middle" draw:fit-to-size="false" draw:fit-to-contour="true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5.715cm" svg:x="2.54cm" svg:y="10.16cm">
          <text:p text:style-name="P1">libradio_&lt;board&gt;.a</text:p>
        </draw:rect>
        <draw:rect draw:style-name="gr2" draw:text-style-name="P1" draw:layer="layout" svg:width="6.35cm" svg:height="1.27cm" svg:x="3.175cm" svg:y="12.065cm">
          <text:p text:style-name="P1">radio functions</text:p>
        </draw:rect>
        <draw:rect draw:style-name="gr3" draw:text-style-name="P1" draw:layer="layout" svg:width="6.35cm" svg:height="1.905cm" svg:x="3.175cm" svg:y="13.335cm">
          <text:p text:style-name="P1">transceiver functions</text:p>
          <text:p text:style-name="P1">SPI, IO-PIN's, IRQ</text:p>
        </draw:rect>
        <draw:rect draw:style-name="gr1" draw:text-style-name="P1" draw:layer="layout" svg:width="7.62cm" svg:height="5.715cm" svg:x="10.795cm" svg:y="10.16cm">
          <text:p text:style-name="P1">libio_&lt;board&gt;.a</text:p>
        </draw:rect>
        <draw:rect draw:style-name="gr4" draw:text-style-name="P1" draw:layer="layout" svg:width="2.54cm" svg:height="1.905cm" svg:x="15.24cm" svg:y="13.335cm">
          <text:p text:style-name="P1">UART/</text:p>
          <text:p text:style-name="P1">USB</text:p>
        </draw:rect>
        <draw:rect draw:style-name="gr5" draw:text-style-name="P1" draw:layer="layout" svg:width="1.905cm" svg:height="1.905cm" svg:x="13.335cm" svg:y="13.335cm">
          <text:p text:style-name="P1">LED</text:p>
        </draw:rect>
        <draw:rect draw:style-name="gr5" draw:text-style-name="P1" draw:layer="layout" svg:width="1.905cm" svg:height="1.905cm" svg:x="11.43cm" svg:y="13.335cm">
          <text:p text:style-name="P1">KEY</text:p>
        </draw:rect>
        <draw:rect draw:style-name="gr6" draw:text-style-name="P1" draw:layer="layout" svg:width="14.605cm" svg:height="1.27cm" svg:x="3.175cm" svg:y="8.255cm">
          <text:p text:style-name="P1">board.h + board_&lt;board&gt;.h</text:p>
          <text:p text:style-name="P1"><text:s text:c="3"/></text:p>
        </draw:rect>
        <draw:rect draw:style-name="gr7" draw:text-style-name="P1" draw:layer="layout" svg:width="2.54cm" svg:height="1.905cm" svg:x="15.24cm" svg:y="11.43cm">
          <text:p text:style-name="P1">TIMER</text:p>
        </draw:rect>
        <draw:rect draw:style-name="gr8" draw:text-style-name="P1" draw:layer="layout" svg:width="6.35cm" svg:height="1.27cm" svg:x="3.175cm" svg:y="4.445cm">
          <text:p text:style-name="P1">radio.h</text:p>
          <text:p text:style-name="P1"><text:s text:c="3"/></text:p>
        </draw:rect>
        <draw:rect draw:style-name="gr9" draw:text-style-name="P1" draw:layer="layout" svg:width="6.35cm" svg:height="1.27cm" svg:x="3.175cm" svg:y="6.35cm">
          <text:p text:style-name="P1">transceiver.h</text:p>
          <text:p text:style-name="P1"><text:s text:c="3"/></text:p>
        </draw:rect>
        <draw:rect draw:style-name="gr10" draw:text-style-name="P1" draw:layer="layout" svg:width="6.35cm" svg:height="1.27cm" svg:x="11.43cm" svg:y="2.54cm">
          <text:p text:style-name="P1">timer.h</text:p>
          <text:p text:style-name="P1"><text:s text:c="3"/></text:p>
        </draw:rect>
        <draw:rect draw:style-name="gr11" draw:text-style-name="P1" draw:layer="layout" svg:width="6.35cm" svg:height="1.27cm" svg:x="11.43cm" svg:y="6.35cm">
          <text:p text:style-name="P1">ioutil.h</text:p>
          <text:p text:style-name="P1"><text:s text:c="3"/></text:p>
        </draw:rect>
        <draw:rect draw:style-name="gr12" draw:text-style-name="P1" draw:layer="layout" svg:width="6.35cm" svg:height="1.27cm" svg:x="11.43cm" svg:y="4.445cm">
          <text:p text:style-name="P1">hif.h</text:p>
          <text:p text:style-name="P1"><text:s text:c="3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6-10-03T00:28:00</meta:creation-date>
    <dc:creator>Axel Wachtler</dc:creator>
    <dc:date>2008-02-17T03:21:54</dc:date>
    <dc:language>en-US</dc:language>
    <meta:editing-cycles>7</meta:editing-cycles>
    <meta:editing-duration>PT26M4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